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86cm"/>
    </style:style>
    <style:style style:name="co2" style:family="table-column">
      <style:table-column-properties fo:break-before="auto" style:column-width="4.673cm"/>
    </style:style>
    <style:style style:name="co3" style:family="table-column">
      <style:table-column-properties fo:break-before="auto" style:column-width="4.443cm"/>
    </style:style>
    <style:style style:name="co4" style:family="table-column">
      <style:table-column-properties fo:break-before="auto" style:column-width="4.078cm"/>
    </style:style>
    <style:style style:name="co5" style:family="table-column">
      <style:table-column-properties fo:break-before="auto" style:column-width="4.262cm"/>
    </style:style>
    <style:style style:name="co6" style:family="table-column">
      <style:table-column-properties fo:break-before="auto" style:column-width="7.054cm"/>
    </style:style>
    <style:style style:name="co7" style:family="table-column">
      <style:table-column-properties fo:break-before="auto" style:column-width="3.482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5.131cm"/>
    </style:style>
    <style:style style:name="co10" style:family="table-column">
      <style:table-column-properties fo:break-before="auto" style:column-width="5.085cm"/>
    </style:style>
    <style:style style:name="co11" style:family="table-column">
      <style:table-column-properties fo:break-before="auto" style:column-width="2.667cm"/>
    </style:style>
    <style:style style:name="ro1" style:family="table-row">
      <style:table-row-properties style:row-height="0.727cm" fo:break-before="auto" style:use-optimal-row-height="false"/>
    </style:style>
    <style:style style:name="ro2" style:family="table-row">
      <style:table-row-properties style:row-height="0.769cm" fo:break-before="auto" style:use-optimal-row-height="false"/>
    </style:style>
    <style:style style:name="ta1" style:family="table" style:master-page-name="PageStyle_5f_SOLUTIONS">
      <style:table-properties table:display="true" style:writing-mode="lr-tb"/>
    </style:style>
    <number:text-style style:name="N8100" number:language="it" number:country="IT">
      <number:text-content/>
    </number:text-style>
    <style:style style:name="ce1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fo:font-weight="bold" style:font-weight-asian="bold" style:font-weight-complex="bold"/>
    </style:style>
    <style:style style:name="ce5" style:family="table-cell" style:parent-style-name="Excel_20_Built-in_20_Normal_20_1" style:data-style-name="N8100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_20_1" style:data-style-name="N8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9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0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Excel_20_Built-in_20_Currency">
      <style:table-cell-properties fo:background-color="#ffffcc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Excel_20_Built-in_20_Currency" style:data-style-name="N108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15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6" style:family="table-cell" style:parent-style-name="Excel_20_Built-in_20_Normal_20_1" style:data-style-name="N109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Normal" style:data-style-name="N813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8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Excel_20_Built-in_20_Normal_20_1" style:data-style-name="N813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_20_1" style:data-style-name="N8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color="#ff333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ERCI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1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>
            <text:p>ID UTENTE</text:p>
          </table:table-cell>
          <table:table-cell table:style-name="ce5" office:value-type="string">
            <text:p>NUMERO CARTA</text:p>
          </table:table-cell>
          <table:table-cell table:style-name="ce1" office:value-type="string">
            <text:p>ID TRANSIZIONE</text:p>
          </table:table-cell>
          <table:table-cell table:style-name="ce11" office:value-type="string" office:string-value="IMPORTO (€)">
            <text:p>IMPORTO (€) </text:p>
          </table:table-cell>
          <table:table-cell table:style-name="ce1" office:value-type="string">
            <text:p>DATA/ORA</text:p>
          </table:table-cell>
          <table:table-cell table:style-name="ce1" office:value-type="string">
            <text:p>OPERAZIONE</text:p>
          </table:table-cell>
          <table:table-cell table:style-name="ce1" office:value-type="string">
            <text:p>AGENZIA</text:p>
          </table:table-cell>
          <table:table-cell table:style-name="ce1" office:value-type="string">
            <text:p>LUOGO</text:p>
          </table:table-cell>
          <table:table-cell table:style-name="ce1" office:value-type="string">
            <text:p>ANOMALIA per IMPORTO</text:p>
          </table:table-cell>
          <table:table-cell table:style-name="ce1" office:value-type="string">
            <text:p>ANOMALIA per DUPLICA</text:p>
          </table:table-cell>
          <table:table-cell table:style-name="ce21" table:number-columns-repeated="3"/>
          <table:table-cell table:number-columns-repeated="1011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478754881834900</text:p>
          </table:table-cell>
          <table:table-cell office:value-type="string">
            <text:p>TXN025</text:p>
          </table:table-cell>
          <table:table-cell table:style-name="ce12" office:value-type="currency" office:currency="EUR" office:value="4401.8">
            <text:p>€ 4.401,80</text:p>
          </table:table-cell>
          <table:table-cell table:style-name="ce16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office:value-type="string">
            <text:p>UniCredit</text:p>
          </table:table-cell>
          <table:table-cell office:value-type="string">
            <text:p>Atene</text:p>
          </table:table-cell>
          <table:table-cell table:formula="of:=IF(ABS([.D2]-AVERAGE([.$D$2:.$D$26]))&gt;STDEV([.$D$2:.$D$26]);1;0)" office:value-type="float" office:value="0">
            <text:p>0</text:p>
          </table:table-cell>
          <table:table-cell table:formula="of:=IF(COUNTIF([.$C$2:.$C$26];[.C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794566839955780</text:p>
          </table:table-cell>
          <table:table-cell office:value-type="string">
            <text:p>TXN002</text:p>
          </table:table-cell>
          <table:table-cell table:style-name="ce12" office:value-type="currency" office:currency="EUR" office:value="3831.66">
            <text:p>€ 3.831,66</text:p>
          </table:table-cell>
          <table:table-cell table:style-name="ce16" office:value-type="date" office:date-value="2025-01-31T03:40:00">
            <text:p>2025-01-31 03.40.00</text:p>
          </table:table-cell>
          <table:table-cell office:value-type="string">
            <text:p>Acquisto Online</text:p>
          </table:table-cell>
          <table:table-cell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3]-AVERAGE([.$D$2:.$D$26]))&gt;STDEV([.$D$2:.$D$26]);1;0)" office:value-type="float" office:value="0">
            <text:p>0</text:p>
          </table:table-cell>
          <table:table-cell table:formula="of:=IF(COUNTIF([.$C$2:.$C$26];[.C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255485736558250</text:p>
          </table:table-cell>
          <table:table-cell office:value-type="string">
            <text:p>TXN003</text:p>
          </table:table-cell>
          <table:table-cell table:style-name="ce12" office:value-type="currency" office:currency="EUR" office:value="3502.59">
            <text:p>€ 3.502,59</text:p>
          </table:table-cell>
          <table:table-cell table:style-name="ce16" office:value-type="date" office:date-value="2025-01-31T12:35:00">
            <text:p>2025-01-31 12.35.00</text:p>
          </table:table-cell>
          <table:table-cell office:value-type="string">
            <text:p>Bonifico</text:p>
          </table:table-cell>
          <table:table-cell office:value-type="string">
            <text:p>Intesa San Paolo</text:p>
          </table:table-cell>
          <table:table-cell office:value-type="string">
            <text:p>Washington</text:p>
          </table:table-cell>
          <table:table-cell table:formula="of:=IF(ABS([.D4]-AVERAGE([.$D$2:.$D$26]))&gt;STDEV([.$D$2:.$D$26]);1;0)" office:value-type="float" office:value="0">
            <text:p>0</text:p>
          </table:table-cell>
          <table:table-cell table:formula="of:=IF(COUNTIF([.$C$2:.$C$26];[.C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706931100196800</text:p>
          </table:table-cell>
          <table:table-cell office:value-type="string">
            <text:p>TXN004</text:p>
          </table:table-cell>
          <table:table-cell table:style-name="ce12" office:value-type="currency" office:currency="EUR" office:value="3563.55">
            <text:p>€ 3.563,55</text:p>
          </table:table-cell>
          <table:table-cell table:style-name="ce16" office:value-type="date" office:date-value="2025-02-09T04:25:00">
            <text:p>2025-02-09 04.25.00</text:p>
          </table:table-cell>
          <table:table-cell office:value-type="string">
            <text:p>Acquisto POS</text:p>
          </table:table-cell>
          <table:table-cell table:style-name="ce20" office:value-type="string">
            <text:p>Banca Sella</text:p>
          </table:table-cell>
          <table:table-cell office:value-type="string">
            <text:p>Atene</text:p>
          </table:table-cell>
          <table:table-cell table:formula="of:=IF(ABS([.D5]-AVERAGE([.$D$2:.$D$26]))&gt;STDEV([.$D$2:.$D$26]);1;0)" office:value-type="float" office:value="0">
            <text:p>0</text:p>
          </table:table-cell>
          <table:table-cell table:formula="of:=IF(COUNTIF([.$C$2:.$C$26];[.C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648606164658900</text:p>
          </table:table-cell>
          <table:table-cell office:value-type="string">
            <text:p>TXN005</text:p>
          </table:table-cell>
          <table:table-cell table:style-name="ce12" office:value-type="currency" office:currency="EUR" office:value="4189.56">
            <text:p>€ 4.189,56</text:p>
          </table:table-cell>
          <table:table-cell table:style-name="ce16" office:value-type="date" office:date-value="2025-02-13T04:00:00">
            <text:p>2025-02-13 04.00.00</text:p>
          </table:table-cell>
          <table:table-cell office:value-type="string">
            <text:p>Prelievo ATM</text:p>
          </table:table-cell>
          <table:table-cell table:style-name="ce20" office:value-type="string">
            <text:p>UniCredit</text:p>
          </table:table-cell>
          <table:table-cell office:value-type="string">
            <text:p>Roma</text:p>
          </table:table-cell>
          <table:table-cell table:formula="of:=IF(ABS([.D6]-AVERAGE([.$D$2:.$D$26]))&gt;STDEV([.$D$2:.$D$26]);1;0)" office:value-type="float" office:value="0">
            <text:p>0</text:p>
          </table:table-cell>
          <table:table-cell table:formula="of:=IF(COUNTIF([.$C$2:.$C$26];[.C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8539235517624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4380.33">
            <text:p>€ 4.380,33</text:p>
          </table:table-cell>
          <table:table-cell table:style-name="ce16" office:value-type="date" office:date-value="2025-02-07T19:25:00">
            <text:p>2025-02-07 19.25.00</text:p>
          </table:table-cell>
          <table:table-cell office:value-type="string">
            <text:p>Bonifico</text:p>
          </table:table-cell>
          <table:table-cell table:style-name="ce20" office:value-type="string">
            <text:p>UniCredit</text:p>
          </table:table-cell>
          <table:table-cell office:value-type="string">
            <text:p>Roma</text:p>
          </table:table-cell>
          <table:table-cell table:formula="of:=IF(ABS([.D7]-AVERAGE([.$D$2:.$D$26]))&gt;STDEV([.$D$2:.$D$26]);1;0)" office:value-type="float" office:value="0">
            <text:p>0</text:p>
          </table:table-cell>
          <table:table-cell table:formula="of:=IF(COUNTIF([.$C$2:.$C$26];[.C7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64176743507053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2926.35">
            <text:p>€ 2.926,35</text:p>
          </table:table-cell>
          <table:table-cell table:style-name="ce16" office:value-type="date" office:date-value="2025-01-25T16:30:00">
            <text:p>2025-01-25 16.30.00</text:p>
          </table:table-cell>
          <table:table-cell office:value-type="string">
            <text:p>Bonifico</text:p>
          </table:table-cell>
          <table:table-cell table:style-name="ce20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8]-AVERAGE([.$D$2:.$D$26]))&gt;STDEV([.$D$2:.$D$26]);1;0)" office:value-type="float" office:value="0">
            <text:p>0</text:p>
          </table:table-cell>
          <table:table-cell table:formula="of:=IF(COUNTIF([.$C$2:.$C$26];[.C8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478754881834900</text:p>
          </table:table-cell>
          <table:table-cell office:value-type="string">
            <text:p>TXN008</text:p>
          </table:table-cell>
          <table:table-cell table:style-name="ce12" office:value-type="currency" office:currency="EUR" office:value="48722.1">
            <text:p>€ 48.722,10</text:p>
          </table:table-cell>
          <table:table-cell table:style-name="ce16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table:style-name="ce20" office:value-type="string">
            <text:p>UniCredit</text:p>
          </table:table-cell>
          <table:table-cell office:value-type="string">
            <text:p>Tokyo</text:p>
          </table:table-cell>
          <table:table-cell table:formula="of:=IF(ABS([.D9]-AVERAGE([.$D$2:.$D$26]))&gt;STDEV([.$D$2:.$D$26]);1;0)" office:value-type="float" office:value="1">
            <text:p>1</text:p>
          </table:table-cell>
          <table:table-cell table:formula="of:=IF(COUNTIF([.$C$2:.$C$26];[.C9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74764121731670</text:p>
          </table:table-cell>
          <table:table-cell office:value-type="string">
            <text:p>TXN009</text:p>
          </table:table-cell>
          <table:table-cell table:style-name="ce12" office:value-type="currency" office:currency="EUR" office:value="9247.83">
            <text:p>€ 9.247,83</text:p>
          </table:table-cell>
          <table:table-cell table:style-name="ce16" office:value-type="date" office:date-value="2025-02-15T08:15:00">
            <text:p>2025-02-15 08.15.00</text:p>
          </table:table-cell>
          <table:table-cell office:value-type="string">
            <text:p>Acquisto POS</text:p>
          </table:table-cell>
          <table:table-cell table:style-name="ce20"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10]-AVERAGE([.$D$2:.$D$26]))&gt;STDEV([.$D$2:.$D$26]);1;0)" office:value-type="float" office:value="0">
            <text:p>0</text:p>
          </table:table-cell>
          <table:table-cell table:formula="of:=IF(COUNTIF([.$C$2:.$C$26];[.C10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746886896973060</text:p>
          </table:table-cell>
          <table:table-cell office:value-type="string">
            <text:p>TXN010</text:p>
          </table:table-cell>
          <table:table-cell table:style-name="ce12" office:value-type="currency" office:currency="EUR" office:value="10814.31">
            <text:p>€ 10.814,31</text:p>
          </table:table-cell>
          <table:table-cell table:style-name="ce16" office:value-type="date" office:date-value="2025-02-12T05:10:00">
            <text:p>2025-02-12 05.10.00</text:p>
          </table:table-cell>
          <table:table-cell office:value-type="string">
            <text:p>Prelievo ATM</text:p>
          </table:table-cell>
          <table:table-cell table:style-name="ce20" office:value-type="string">
            <text:p>Intesa San Paolo</text:p>
          </table:table-cell>
          <table:table-cell office:value-type="string">
            <text:p>Londra</text:p>
          </table:table-cell>
          <table:table-cell table:formula="of:=IF(ABS([.D11]-AVERAGE([.$D$2:.$D$26]))&gt;STDEV([.$D$2:.$D$26]);1;0)" office:value-type="float" office:value="0">
            <text:p>0</text:p>
          </table:table-cell>
          <table:table-cell table:formula="of:=IF(COUNTIF([.$C$2:.$C$26];[.C1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299230033352870</text:p>
          </table:table-cell>
          <table:table-cell office:value-type="string">
            <text:p>TXN011</text:p>
          </table:table-cell>
          <table:table-cell table:style-name="ce12" office:value-type="currency" office:currency="EUR" office:value="13849.71">
            <text:p>€ 13.849,71</text:p>
          </table:table-cell>
          <table:table-cell table:style-name="ce16" office:value-type="date" office:date-value="2025-02-14T21:00:00">
            <text:p>2025-02-14 21.00.00</text:p>
          </table:table-cell>
          <table:table-cell office:value-type="string">
            <text:p>Bonifico</text:p>
          </table:table-cell>
          <table:table-cell table:style-name="ce20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12]-AVERAGE([.$D$2:.$D$26]))&gt;STDEV([.$D$2:.$D$26]);1;0)" office:value-type="float" office:value="0">
            <text:p>0</text:p>
          </table:table-cell>
          <table:table-cell table:formula="of:=IF(COUNTIF([.$C$2:.$C$26];[.C1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52422746545675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985.01">
            <text:p>€ 7.985,01</text:p>
          </table:table-cell>
          <table:table-cell table:style-name="ce16" office:value-type="date" office:date-value="2025-01-29T07:10:00">
            <text:p>2025-01-29 07.10.00</text:p>
          </table:table-cell>
          <table:table-cell office:value-type="string">
            <text:p>Bonifico</text:p>
          </table:table-cell>
          <table:table-cell table:style-name="ce20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13]-AVERAGE([.$D$2:.$D$26]))&gt;STDEV([.$D$2:.$D$26]);1;0)" office:value-type="float" office:value="0">
            <text:p>0</text:p>
          </table:table-cell>
          <table:table-cell table:formula="of:=IF(COUNTIF([.$C$2:.$C$26];[.C13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11018234596887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063.38">
            <text:p>€ 7.063,38</text:p>
          </table:table-cell>
          <table:table-cell table:style-name="ce16" office:value-type="date" office:date-value="2025-02-16T05:15:00">
            <text:p>2025-02-16 05.15.00</text:p>
          </table:table-cell>
          <table:table-cell office:value-type="string">
            <text:p>Prelievo ATM</text:p>
          </table:table-cell>
          <table:table-cell table:style-name="ce20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4]-AVERAGE([.$D$2:.$D$26]))&gt;STDEV([.$D$2:.$D$26]);1;0)" office:value-type="float" office:value="0">
            <text:p>0</text:p>
          </table:table-cell>
          <table:table-cell table:formula="of:=IF(COUNTIF([.$C$2:.$C$26];[.C14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291707348841080</text:p>
          </table:table-cell>
          <table:table-cell office:value-type="string">
            <text:p>TXN014</text:p>
          </table:table-cell>
          <table:table-cell table:style-name="ce12" office:value-type="currency" office:currency="EUR" office:value="11120.43">
            <text:p>€ 11.120,43</text:p>
          </table:table-cell>
          <table:table-cell table:style-name="ce16" office:value-type="date" office:date-value="2025-01-25T15:15:00">
            <text:p>2025-01-25 15.15.00</text:p>
          </table:table-cell>
          <table:table-cell office:value-type="string">
            <text:p>Prelievo ATM</text:p>
          </table:table-cell>
          <table:table-cell table:style-name="ce20" office:value-type="string">
            <text:p>Intesa San Paolo</text:p>
          </table:table-cell>
          <table:table-cell office:value-type="string">
            <text:p>Vienna</text:p>
          </table:table-cell>
          <table:table-cell table:formula="of:=IF(ABS([.D15]-AVERAGE([.$D$2:.$D$26]))&gt;STDEV([.$D$2:.$D$26]);1;0)" office:value-type="float" office:value="0">
            <text:p>0</text:p>
          </table:table-cell>
          <table:table-cell table:formula="of:=IF(COUNTIF([.$C$2:.$C$26];[.C1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869065706915320</text:p>
          </table:table-cell>
          <table:table-cell office:value-type="string">
            <text:p>TXN015</text:p>
          </table:table-cell>
          <table:table-cell table:style-name="ce12" office:value-type="currency" office:currency="EUR" office:value="51644.25">
            <text:p>€ 51.644,25</text:p>
          </table:table-cell>
          <table:table-cell table:style-name="ce16" office:value-type="date" office:date-value="2025-01-22T04:40:00">
            <text:p>2025-01-22 04.40.00</text:p>
          </table:table-cell>
          <table:table-cell office:value-type="string">
            <text:p>Bonifico</text:p>
          </table:table-cell>
          <table:table-cell table:style-name="ce20" office:value-type="string">
            <text:p>Banca Sella</text:p>
          </table:table-cell>
          <table:table-cell office:value-type="string">
            <text:p>Atene</text:p>
          </table:table-cell>
          <table:table-cell table:formula="of:=IF(ABS([.D16]-AVERAGE([.$D$2:.$D$26]))&gt;STDEV([.$D$2:.$D$26]);1;0)" office:value-type="float" office:value="1">
            <text:p>1</text:p>
          </table:table-cell>
          <table:table-cell table:formula="of:=IF(COUNTIF([.$C$2:.$C$26];[.C1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6</text:p>
          </table:table-cell>
          <table:table-cell table:style-name="ce12" office:value-type="currency" office:currency="EUR" office:value="3313.95">
            <text:p>€ 3.313,95</text:p>
          </table:table-cell>
          <table:table-cell table:style-name="ce16" office:value-type="date" office:date-value="2025-02-06T04:50:17.98">
            <text:p>2025-02-06 04.50.18</text:p>
          </table:table-cell>
          <table:table-cell office:value-type="string">
            <text:p>Acquisto Online</text:p>
          </table:table-cell>
          <table:table-cell table:style-name="ce20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7]-AVERAGE([.$D$2:.$D$26]))&gt;STDEV([.$D$2:.$D$26]);1;0)" office:value-type="float" office:value="0">
            <text:p>0</text:p>
          </table:table-cell>
          <table:table-cell table:formula="of:=IF(COUNTIF([.$C$2:.$C$26];[.C17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967387226459290</text:p>
          </table:table-cell>
          <table:table-cell office:value-type="string">
            <text:p>TXN017</text:p>
          </table:table-cell>
          <table:table-cell table:style-name="ce12" office:value-type="currency" office:currency="EUR" office:value="1944.06">
            <text:p>€ 1.944,06</text:p>
          </table:table-cell>
          <table:table-cell table:style-name="ce16" office:value-type="date" office:date-value="2025-01-30T15:20:00">
            <text:p>2025-01-30 15.20.00</text:p>
          </table:table-cell>
          <table:table-cell office:value-type="string">
            <text:p>Bonifico</text:p>
          </table:table-cell>
          <table:table-cell table:style-name="ce20" office:value-type="string">
            <text:p>UniCredit</text:p>
          </table:table-cell>
          <table:table-cell office:value-type="string">
            <text:p>Vienna</text:p>
          </table:table-cell>
          <table:table-cell table:formula="of:=IF(ABS([.D18]-AVERAGE([.$D$2:.$D$26]))&gt;STDEV([.$D$2:.$D$26]);1;0)" office:value-type="float" office:value="0">
            <text:p>0</text:p>
          </table:table-cell>
          <table:table-cell table:formula="of:=IF(COUNTIF([.$C$2:.$C$26];[.C18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2119.32">
            <text:p>€ 2.119,32</text:p>
          </table:table-cell>
          <table:table-cell table:style-name="ce16" office:value-type="date" office:date-value="2025-02-07T19:45:00">
            <text:p>2025-02-07 19.45.00</text:p>
          </table:table-cell>
          <table:table-cell office:value-type="string">
            <text:p>Bonifico</text:p>
          </table:table-cell>
          <table:table-cell table:style-name="ce20" office:value-type="string">
            <text:p>Intesa San Paolo</text:p>
          </table:table-cell>
          <table:table-cell office:value-type="string">
            <text:p>Roma</text:p>
          </table:table-cell>
          <table:table-cell table:formula="of:=IF(ABS([.D19]-AVERAGE([.$D$2:.$D$26]))&gt;STDEV([.$D$2:.$D$26]);1;0)" office:value-type="float" office:value="0">
            <text:p>0</text:p>
          </table:table-cell>
          <table:table-cell table:formula="of:=IF(COUNTIF([.$C$2:.$C$26];[.C19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14971.17">
            <text:p>€ 14.971,17</text:p>
          </table:table-cell>
          <table:table-cell table:style-name="ce16" office:value-type="date" office:date-value="2025-01-28T06:25:00">
            <text:p>2025-01-28 06.25.00</text:p>
          </table:table-cell>
          <table:table-cell office:value-type="string">
            <text:p>Acquisto POS</text:p>
          </table:table-cell>
          <table:table-cell table:style-name="ce20" office:value-type="string">
            <text:p>Banca Sella</text:p>
          </table:table-cell>
          <table:table-cell office:value-type="string">
            <text:p>Washington</text:p>
          </table:table-cell>
          <table:table-cell table:formula="of:=IF(ABS([.D20]-AVERAGE([.$D$2:.$D$26]))&gt;STDEV([.$D$2:.$D$26]);1;0)" office:value-type="float" office:value="0">
            <text:p>0</text:p>
          </table:table-cell>
          <table:table-cell table:formula="of:=IF(COUNTIF([.$C$2:.$C$26];[.C20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0</text:p>
          </table:table-cell>
          <table:table-cell table:style-name="ce12" office:value-type="currency" office:currency="EUR" office:value="2669.85">
            <text:p>€ 2.669,85</text:p>
          </table:table-cell>
          <table:table-cell table:style-name="ce16" office:value-type="date" office:date-value="2025-01-21T17:25:00">
            <text:p>2025-01-21 17.25.00</text:p>
          </table:table-cell>
          <table:table-cell office:value-type="string">
            <text:p>Acquisto Online</text:p>
          </table:table-cell>
          <table:table-cell table:style-name="ce20" office:value-type="string">
            <text:p>Banca Sella</text:p>
          </table:table-cell>
          <table:table-cell office:value-type="string">
            <text:p>Berlino</text:p>
          </table:table-cell>
          <table:table-cell table:formula="of:=IF(ABS([.D21]-AVERAGE([.$D$2:.$D$26]))&gt;STDEV([.$D$2:.$D$26]);1;0)" office:value-type="float" office:value="0">
            <text:p>0</text:p>
          </table:table-cell>
          <table:table-cell table:formula="of:=IF(COUNTIF([.$C$2:.$C$26];[.C2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1</text:p>
          </table:table-cell>
          <table:table-cell table:style-name="ce12" office:value-type="currency" office:currency="EUR" office:value="3821.72">
            <text:p>€ 3.821,72</text:p>
          </table:table-cell>
          <table:table-cell table:style-name="ce16" office:value-type="date" office:date-value="2025-02-03T21:30:00">
            <text:p>2025-02-03 21.30.00</text:p>
          </table:table-cell>
          <table:table-cell office:value-type="string">
            <text:p>Acquisto POS</text:p>
          </table:table-cell>
          <table:table-cell table:style-name="ce20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22]-AVERAGE([.$D$2:.$D$26]))&gt;STDEV([.$D$2:.$D$26]);1;0)" office:value-type="float" office:value="0">
            <text:p>0</text:p>
          </table:table-cell>
          <table:table-cell table:formula="of:=IF(COUNTIF([.$C$2:.$C$26];[.C2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967387226459290</text:p>
          </table:table-cell>
          <table:table-cell office:value-type="string">
            <text:p>TXN022</text:p>
          </table:table-cell>
          <table:table-cell table:style-name="ce12" office:value-type="currency" office:currency="EUR" office:value="71068.35">
            <text:p>€ 71.068,35</text:p>
          </table:table-cell>
          <table:table-cell table:style-name="ce16" office:value-type="date" office:date-value="2025-02-04T03:20:00">
            <text:p>2025-02-04 03.20.00</text:p>
          </table:table-cell>
          <table:table-cell office:value-type="string">
            <text:p>Prelievo ATM</text:p>
          </table:table-cell>
          <table:table-cell table:style-name="ce20" office:value-type="string">
            <text:p>Intesa San Paolo</text:p>
          </table:table-cell>
          <table:table-cell office:value-type="string">
            <text:p>Parigi</text:p>
          </table:table-cell>
          <table:table-cell table:formula="of:=IF(ABS([.D23]-AVERAGE([.$D$2:.$D$26]))&gt;STDEV([.$D$2:.$D$26]);1;0)" office:value-type="float" office:value="1">
            <text:p>1</text:p>
          </table:table-cell>
          <table:table-cell table:formula="of:=IF(COUNTIF([.$C$2:.$C$26];[.C2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23</text:p>
          </table:table-cell>
          <table:table-cell table:style-name="ce12" office:value-type="currency" office:currency="EUR" office:value="11678.13">
            <text:p>€ 11.678,13</text:p>
          </table:table-cell>
          <table:table-cell table:style-name="ce16" office:value-type="date" office:date-value="2025-02-19T04:25:00">
            <text:p>2025-02-19 04.25.00</text:p>
          </table:table-cell>
          <table:table-cell office:value-type="string">
            <text:p>Bonifico</text:p>
          </table:table-cell>
          <table:table-cell table:style-name="ce20" office:value-type="string">
            <text:p>UniCredit</text:p>
          </table:table-cell>
          <table:table-cell office:value-type="string">
            <text:p>Washington</text:p>
          </table:table-cell>
          <table:table-cell table:formula="of:=IF(ABS([.D24]-AVERAGE([.$D$2:.$D$26]))&gt;STDEV([.$D$2:.$D$26]);1;0)" office:value-type="float" office:value="0">
            <text:p>0</text:p>
          </table:table-cell>
          <table:table-cell table:formula="of:=IF(COUNTIF([.$C$2:.$C$26];[.C2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2629.2">
            <text:p>€ 2.629,20</text:p>
          </table:table-cell>
          <table:table-cell table:style-name="ce16" office:value-type="date" office:date-value="2025-01-23T14:40:00">
            <text:p>2025-01-23 14.40.00</text:p>
          </table:table-cell>
          <table:table-cell office:value-type="string">
            <text:p>Bonifico</text:p>
          </table:table-cell>
          <table:table-cell table:style-name="ce20" office:value-type="string">
            <text:p>Banca Sella</text:p>
          </table:table-cell>
          <table:table-cell office:value-type="string">
            <text:p>Roma</text:p>
          </table:table-cell>
          <table:table-cell table:formula="of:=IF(ABS([.D25]-AVERAGE([.$D$2:.$D$26]))&gt;STDEV([.$D$2:.$D$26]);1;0)" office:value-type="float" office:value="0">
            <text:p>0</text:p>
          </table:table-cell>
          <table:table-cell table:formula="of:=IF(COUNTIF([.$C$2:.$C$26];[.C25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1511.04">
            <text:p>€ 1.511,04</text:p>
          </table:table-cell>
          <table:table-cell table:style-name="ce16" office:value-type="date" office:date-value="2025-02-03T21:50:00">
            <text:p>2025-02-03 21.50.00</text:p>
          </table:table-cell>
          <table:table-cell office:value-type="string">
            <text:p>Prelievo ATM</text:p>
          </table:table-cell>
          <table:table-cell table:style-name="ce20" office:value-type="string">
            <text:p>UniCredit</text:p>
          </table:table-cell>
          <table:table-cell office:value-type="string">
            <text:p>Amsterdam</text:p>
          </table:table-cell>
          <table:table-cell table:formula="of:=IF(ABS([.D26]-AVERAGE([.$D$2:.$D$26]))&gt;STDEV([.$D$2:.$D$26]);1;0)" office:value-type="float" office:value="0">
            <text:p>0</text:p>
          </table:table-cell>
          <table:table-cell table:formula="of:=IF(COUNTIF([.$C$2:.$C$26];[.C26])&gt;1;1;0)" office:value-type="float" office:value="1">
            <text:p>1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3" office:value-type="string">
            <text:p>DATI per AGENZIA</text:p>
          </table:table-cell>
          <table:table-cell table:style-name="ce7" office:value-type="string" office:string-value="IMPORTO TOTALE (€)">
            <text:p>IMPORTO TOTALE (€) </text:p>
          </table:table-cell>
          <table:table-cell table:style-name="ce10" office:value-type="string" office:string-value="IMPORTO MEDIO (€)">
            <text:p>IMPORTO MEDIO (€) </text:p>
          </table:table-cell>
          <table:table-cell table:style-name="ce7" office:value-type="string" office:string-value="NUMERO di FRODI">
            <text:p>NUMERO di FRODI </text:p>
          </table:table-cell>
          <table:table-cell table:style-name="ce10" office:value-type="string" office:string-value="FRODE TOTALE (€)">
            <text:p>FRODE TOTALE (€) </text:p>
          </table:table-cell>
          <table:table-cell table:style-name="ce18" office:value-type="string">
            <text:p>IMPORTO TOTALE (€) <text:span text:style-name="T1">senza</text:span> FRODE</text:p>
          </table:table-cell>
          <table:table-cell/>
          <table:table-cell table:style-name="ce21" table:number-columns-repeated="4"/>
          <table:table-cell table:style-name="ce23" table:number-columns-repeated="2"/>
          <table:table-cell table:number-columns-repeated="1011"/>
        </table:table-row>
        <table:table-row table:style-name="ro1">
          <table:table-cell table:style-name="ce4" office:value-type="string">
            <text:p>Banca Sella</text:p>
          </table:table-cell>
          <table:table-cell table:style-name="ce8" table:formula="of:=SUMIF([.G3:.G5]:[.G10:.G14]:[.G16:.G17]:[.G20:.G25];&quot;BANCA SELLA&quot;;[.D2:.D26])" office:value-type="currency" office:currency="EUR" office:value="156144.8">
            <text:p>€ 156.144,80</text:p>
          </table:table-cell>
          <table:table-cell table:style-name="ce9" table:formula="of:=AVERAGEIF([.G2:.G26];&quot;BANCA SELLA&quot;;[.D2:.D26])" office:value-type="currency" office:currency="EUR" office:value="10992.76">
            <text:p>€ 10.992,76</text:p>
          </table:table-cell>
          <table:table-cell table:style-name="ce14"/>
          <table:table-cell table:style-name="ce17"/>
          <table:table-cell table:style-name="ce19"/>
          <table:table-cell table:number-columns-repeated="2"/>
          <table:table-cell table:style-name="ce22" table:number-columns-repeated="5"/>
          <table:table-cell table:number-columns-repeated="1011"/>
        </table:table-row>
        <table:table-row table:style-name="ro1">
          <table:table-cell table:style-name="ce4" office:value-type="string">
            <text:p>Intesa San Paolo</text:p>
          </table:table-cell>
          <table:table-cell table:style-name="ce9" table:formula="of:=SUMIF([.G2:.G26];&quot;INTESA SAN PAOLO&quot;;[.D2:.D26])" office:value-type="currency" office:currency="EUR" office:value="109536.36">
            <text:p>€ 109.536,36</text:p>
          </table:table-cell>
          <table:table-cell table:style-name="ce9" table:formula="of:=AVERAGEIF([.G2:.G26];&quot;INTESA SAN PAOLO&quot;;[.D2:.D27])" office:value-type="currency" office:currency="EUR" office:value="15648.0514285714">
            <text:p>€ 15.648,05</text:p>
          </table:table-cell>
          <table:table-cell table:style-name="ce15"/>
          <table:table-cell table:style-name="ce17"/>
          <table:table-cell table:style-name="ce19"/>
          <table:table-cell table:number-columns-repeated="1018"/>
        </table:table-row>
        <table:table-row table:style-name="ro1">
          <table:table-cell table:style-name="ce4" office:value-type="string">
            <text:p>UniCredit</text:p>
          </table:table-cell>
          <table:table-cell table:style-name="ce9" table:formula="of:=SUMIF([.G2:.G26];&quot;UNICREDIT&quot;;[.D2:.D26])" office:value-type="currency" office:currency="EUR" office:value="94498.45">
            <text:p>€ 94.498,45</text:p>
          </table:table-cell>
          <table:table-cell table:style-name="ce9" table:formula="of:=AVERAGEIF([.G2:.G26];&quot;UNICREDIT&quot;;[.D2:.D26])" office:value-type="currency" office:currency="EUR" office:value="10499.8277777778">
            <text:p>€ 10.499,83</text:p>
          </table:table-cell>
          <table:table-cell table:style-name="ce15"/>
          <table:table-cell table:style-name="ce17"/>
          <table:table-cell table:style-name="ce19"/>
          <table:table-cell table:number-columns-repeated="2"/>
          <table:table-cell table:style-name="ce21"/>
          <table:table-cell table:number-columns-repeated="1015"/>
        </table:table-row>
        <table:table-row table:style-name="ro1">
          <table:table-cell table:number-columns-repeated="8"/>
          <table:table-cell table:style-name="ce19"/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number:number number:decimal-places="2" number:min-integer-digits="1" number:grouping="true"/>
      <number:text> € </number:text>
    </number:number-style>
    <number:number-style style:name="N106P2" style:volatile="true">
      <number:text> -</number:text>
      <number:number number: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8000" number:language="it" number:country="IT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.</number:text>
      <number:minutes number:style="long"/>
      <number:text>.</number:text>
      <number:seconds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time-style style:name="N8133" number:language="it" number:country="IT">
      <number:minutes number:style="long"/>
      <number:text>.</number:text>
      <number:seconds number:style="long"/>
    </number:time-style>
    <number:time-style style:name="N813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5" number:language="it" number:country="IT">
      <number:minutes number:style="long"/>
      <number:text>.</number:text>
      <number:seconds number:style="long" number:decimal-places="1"/>
    </number:time-style>
    <number:number-style style:name="N8136" number:language="it" number:country="IT">
      <number:scientific-number number:decimal-places="1" number:min-integer-digits="3" number:min-exponent-digits="1"/>
    </number:number-style>
    <number:currency-style style:name="N8138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8P0"/>
    </number:currency-style>
    <number:number-style style:name="N814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4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4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42" number:language="it" number:country="IT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06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6">26/02/2025</text:date>, <text:time>09.29.1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EXERCISES" style:display-name="PageStyle_EXERCI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UTIONS" style:display-name="PageStyle_SOLU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2-26T09:29:11.79</dc:date>
    <meta:editing-duration>PT1H1M16S</meta:editing-duration>
    <meta:editing-cycles>7</meta:editing-cycles>
    <meta:document-statistic meta:table-count="1" meta:cell-count="275" meta:object-count="0"/>
  </office:meta>
</office:document-meta>
</file>